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06213271797294776"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229540503504487733"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286896032976101168"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502437303746361941"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837942717329000430"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875306638927320629"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59895565788675049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7115124704314409985"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42294477" text:continue-list="list659895565788675049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37104909699035978"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268982"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289328"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2287119"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2265980"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277831"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 minutes on our elliptical. Average heart rate 108 bpm</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text:span text:style-name="T2"/></text:p>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2"><text:span text:style-name="T2"/></text:p>
      <text:p text:style-name="P82"><text:soft-page-break/><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text:s/></text:p>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572110266330777678" text:style-name="L10">
        <text:list-item>
          <text:list>
            <text:list-header>
              <text:p text:style-name="P116">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7T22:05:01.54</dc:date>
    <dc:creator>James Lombardi</dc:creator>
    <meta:editing-duration>P8DT14H46M</meta:editing-duration>
    <meta:editing-cycles>741</meta:editing-cycles>
    <meta:generator>OpenOffice/4.1.2$Win32 OpenOffice.org_project/412m3$Build-9782</meta:generator>
    <meta:document-statistic meta:table-count="0" meta:image-count="1" meta:object-count="0" meta:page-count="82" meta:paragraph-count="2279" meta:word-count="25750" meta:character-count="131195"/>
  </office:meta>
</office:document-meta>
</file>